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3" svg:font-family="StarSymbol" style:font-charset="x-symbol"/>
    <style:font-face style:name="StarSymbol2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StarSymbol1" svg:font-family="StarSymbol, 'Arial Unicode MS'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7.011cm" table:align="left" style:writing-mode="lr-tb"/>
    </style:style>
    <style:style style:name="Таблица1.A" style:family="table-column">
      <style:table-column-properties style:column-width="2.251cm"/>
    </style:style>
    <style:style style:name="Таблица1.B" style:family="table-column">
      <style:table-column-properties style:column-width="1.75cm"/>
    </style:style>
    <style:style style:name="Таблица1.C" style:family="table-column">
      <style:table-column-properties style:column-width="9.252cm"/>
    </style:style>
    <style:style style:name="Таблица1.D" style:family="table-column">
      <style:table-column-properties style:column-width="3.759cm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background-color="#e6e6e6" fo:padding="0.10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.D1" style:family="table-cell">
      <style:table-cell-properties style:vertical-align="middle" fo:background-color="#e6e6e6" fo:padding="0.101cm" fo:border="0.018cm solid #000000" style:writing-mode="lr-tb">
        <style:background-image/>
      </style:table-cell-properties>
    </style:style>
    <style:style style:name="Таблица1.A2" style:family="table-cell">
      <style:table-cell-properties style:vertical-align="middle" fo:padding="0.101cm" fo:border-left="0.018cm solid #000000" fo:border-right="none" fo:border-top="none" fo:border-bottom="0.018cm solid #000000" style:writing-mode="lr-tb"/>
    </style:style>
    <style:style style:name="Таблица1.D2" style:family="table-cell">
      <style:table-cell-properties style:vertical-align="middle" fo:padding="0.101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Header">
      <style:paragraph-properties fo:margin-left="0cm" fo:margin-right="0cm" fo:text-align="end" style:justify-single-word="false" fo:text-indent="0cm" style:auto-text-indent="false"/>
      <style:text-properties fo:language="en" fo:country="US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Footer">
      <style:paragraph-properties fo:text-align="end" style:justify-single-word="false" style:snap-to-layout-grid="false"/>
    </style:style>
    <style:style style:name="P5" style:family="paragraph" style:parent-style-name="Table_20_Text">
      <style:paragraph-properties fo:text-align="center" style:justify-single-word="false" style:snap-to-layout-grid="false"/>
    </style:style>
    <style:style style:name="P6" style:family="paragraph" style:parent-style-name="Table_20_Text">
      <style:paragraph-properties style:snap-to-layout-grid="false"/>
    </style:style>
    <style:style style:name="P7" style:family="paragraph" style:parent-style-name="Document_20_Title">
      <style:text-properties fo:font-size="14pt" style:font-size-asian="14pt"/>
    </style:style>
    <style:style style:name="P8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238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476cm" style:type="right" style:leader-style="dotted" style:leader-text="."/>
        </style:tab-stops>
      </style:paragraph-properties>
    </style:style>
    <style:style style:name="P11" style:family="paragraph" style:parent-style-name="Table_20_Title">
      <style:paragraph-properties style:snap-to-layout-grid="false"/>
    </style:style>
    <style:style style:name="P12" style:family="paragraph" style:parent-style-name="Title">
      <style:paragraph-properties fo:break-before="page"/>
    </style:style>
    <style:style style:name="P13" style:family="paragraph" style:parent-style-name="Title">
      <style:paragraph-properties fo:text-align="center" style:justify-single-word="false" fo:break-before="page">
        <style:tab-stops>
          <style:tab-stop style:position="-0.238cm"/>
          <style:tab-stop style:position="16.002cm" style:type="right"/>
        </style:tab-stops>
      </style:paragraph-properties>
    </style:style>
    <style:style style:name="P14" style:family="paragraph" style:parent-style-name="Text_20_body">
      <style:paragraph-properties fo:margin-left="0cm" fo:margin-right="0cm" fo:text-indent="0cm" style:auto-text-indent="true"/>
    </style:style>
    <style:style style:name="P15" style:family="paragraph" style:parent-style-name="Text_20_body">
      <style:paragraph-properties style:line-height-at-least="0.423cm" fo:orphans="0" fo:widows="0" style:writing-mode="lr-tb"/>
    </style:style>
    <style:style style:name="P16" style:family="paragraph" style:parent-style-name="Heading_20_2" style:list-style-name="L1"/>
    <style:style style:name="P17" style:family="paragraph" style:parent-style-name="Heading_20_2" style:list-style-name="L1"/>
    <style:style style:name="P18" style:family="paragraph" style:parent-style-name="Heading_20_2" style:list-style-name="L1">
      <style:text-properties style:use-window-font-color="true" style:font-name="Arial1" fo:font-weight="bold" style:font-name-asian="Times New Roman" style:font-weight-asian="bold" style:font-name-complex="Times New Roman" style:font-size-complex="10pt" style:language-complex="ar" style:country-complex="SA"/>
    </style:style>
    <style:style style:name="P19" style:family="paragraph" style:parent-style-name="Heading_20_2" style:list-style-name="L1">
      <style:paragraph-properties fo:margin-top="0.212cm" fo:margin-bottom="0.106cm" style:line-height-at-least="0.423cm" fo:orphans="0" fo:widows="0" fo:keep-with-next="always" style:writing-mode="lr-tb"/>
      <style:text-properties style:use-window-font-color="true" style:font-name="Arial1" fo:font-weight="bold" style:font-name-asian="Times New Roman" style:font-weight-asian="bold" style:font-name-complex="Times New Roman" style:font-size-complex="10pt" style:language-complex="ar" style:country-complex="SA"/>
    </style:style>
    <style:style style:name="P20" style:family="paragraph" style:parent-style-name="Heading_20_2" style:list-style-name="L1">
      <style:paragraph-properties fo:margin-top="0.212cm" fo:margin-bottom="0.106cm" style:line-height-at-least="0.423cm" fo:orphans="0" fo:widows="0" fo:keep-with-next="always" style:writing-mode="lr-tb"/>
      <style:text-properties style:use-window-font-color="true" style:font-name="Arial1" fo:font-weight="bold" style:font-name-asian="Times New Roman" style:font-weight-asian="bold" style:font-name-complex="Times New Roman" style:font-size-complex="10pt" style:language-complex="ar" style:country-complex="SA"/>
    </style:style>
    <style:style style:name="P21" style:family="paragraph" style:parent-style-name="Heading_20_2" style:list-style-name="L1">
      <style:paragraph-properties fo:margin-top="0.212cm" fo:margin-bottom="0.106cm" style:line-height-at-least="0.423cm" fo:orphans="0" fo:widows="0" fo:keep-with-next="always" style:writing-mode="lr-tb"/>
      <style:text-properties style:use-window-font-color="true" style:font-name="Arial1" fo:font-weight="bold" style:font-name-asian="Times New Roman" style:font-weight-asian="bold" style:font-name-complex="Times New Roman" style:font-size-complex="10pt" style:language-complex="ar" style:country-complex="SA"/>
    </style:style>
    <style:style style:name="P22" style:family="paragraph" style:parent-style-name="Heading_20_2" style:list-style-name="L1">
      <style:paragraph-properties fo:margin-top="0.212cm" fo:margin-bottom="0.106cm" style:line-height-at-least="0.423cm" fo:orphans="0" fo:widows="0" fo:keep-with-next="always" style:writing-mode="lr-tb"/>
      <style:text-properties style:use-window-font-color="true" style:font-name="Arial1" fo:font-weight="bold" style:font-name-asian="Times New Roman" style:font-weight-asian="bold" style:font-name-complex="Times New Roman" style:font-size-complex="10pt" style:language-complex="ar" style:country-complex="SA"/>
    </style:style>
    <style:style style:name="P23" style:family="paragraph" style:parent-style-name="Heading_20_2" style:list-style-name="L1">
      <style:paragraph-properties fo:margin-top="0.212cm" fo:margin-bottom="0.106cm" style:line-height-at-least="0.423cm" fo:orphans="0" fo:widows="0" fo:keep-with-next="always" style:writing-mode="lr-tb"/>
      <style:text-properties style:use-window-font-color="true" style:font-name="Arial1" fo:font-weight="bold" style:font-name-asian="Times New Roman" style:font-weight-asian="bold" style:font-name-complex="Times New Roman" style:font-size-complex="10pt" style:language-complex="ar" style:country-complex="SA" style:font-weight-complex="normal"/>
    </style:style>
    <style:style style:name="P24" style:family="paragraph" style:parent-style-name="Heading_20_2" style:list-style-name="L1">
      <style:paragraph-properties fo:margin-top="0.212cm" fo:margin-bottom="0.106cm" style:line-height-at-least="0.423cm" fo:orphans="0" fo:widows="0" fo:keep-with-next="always" style:writing-mode="lr-tb"/>
      <style:text-properties style:use-window-font-color="true" style:font-name="Arial1" fo:font-weight="bold" style:font-name-asian="Times New Roman" style:font-weight-asian="bold" style:font-name-complex="Times New Roman" style:font-size-complex="10pt" style:language-complex="ar" style:country-complex="SA" style:font-weight-complex="normal"/>
    </style:style>
    <style:style style:name="P25" style:family="paragraph" style:parent-style-name="Heading_20_2" style:list-style-name="L1">
      <style:paragraph-properties fo:margin-top="0.212cm" fo:margin-bottom="0.106cm" style:line-height-at-least="0.423cm" fo:orphans="0" fo:widows="0" fo:keep-with-next="always" style:writing-mode="lr-tb"/>
      <style:text-properties style:use-window-font-color="true" style:font-name="Arial1" fo:font-weight="bold" style:font-name-asian="Times New Roman" style:font-weight-asian="bold" style:font-name-complex="Times New Roman" style:font-size-complex="10pt" style:language-complex="ar" style:country-complex="SA" style:font-weight-complex="normal"/>
    </style:style>
    <style:style style:name="P26" style:family="paragraph" style:parent-style-name="Heading_20_3" style:list-style-name="L1"/>
    <style:style style:name="P27" style:family="paragraph" style:parent-style-name="Heading_20_3" style:list-style-name="L1"/>
    <style:style style:name="P28" style:family="paragraph" style:parent-style-name="Heading_20_3" style:list-style-name="L1"/>
    <style:style style:name="P29" style:family="paragraph" style:parent-style-name="Heading_20_3" style:list-style-name="L1"/>
    <style:style style:name="P30" style:family="paragraph" style:parent-style-name="Heading_20_3" style:list-style-name="L1"/>
    <style:style style:name="P31" style:family="paragraph" style:parent-style-name="Heading_20_3" style:list-style-name="L1"/>
    <style:style style:name="P32" style:family="paragraph" style:parent-style-name="Heading_20_3" style:list-style-name="L1">
      <style:paragraph-properties fo:margin-top="0.212cm" fo:margin-bottom="0.106cm" style:line-height-at-least="0.423cm" fo:orphans="0" fo:widows="0" fo:keep-with-next="always" style:writing-mode="lr-tb"/>
      <style:text-properties style:use-window-font-color="true" style:font-name="Arial1" fo:font-weight="bold" style:font-name-asian="Times New Roman" style:font-weight-asian="bold" style:font-name-complex="Times New Roman" style:font-size-complex="10pt" style:language-complex="ar" style:country-complex="SA"/>
    </style:style>
    <style:style style:name="P33" style:family="paragraph" style:parent-style-name="Text_20_body" style:list-style-name="L2"/>
    <style:style style:name="P34" style:family="paragraph" style:parent-style-name="Text_20_body" style:list-style-name="L2"/>
    <style:style style:name="P35" style:family="paragraph" style:parent-style-name="Text_20_body" style:list-style-name="L3">
      <style:text-properties style:use-window-font-color="true" style:font-name="Arial1" fo:font-weight="normal" style:font-name-asian="Times New Roman" style:font-weight-asian="normal" style:font-name-complex="Times New Roman" style:font-size-complex="10pt" style:language-complex="ar" style:country-complex="SA" style:font-weight-complex="normal"/>
    </style:style>
    <style:style style:name="P36" style:family="paragraph" style:parent-style-name="Text_20_body" style:list-style-name="L3">
      <style:text-properties style:use-window-font-color="true" style:font-name="Arial1" fo:font-weight="normal" style:font-name-asian="Times New Roman" style:font-weight-asian="normal" style:font-name-complex="Times New Roman" style:font-size-complex="10pt" style:language-complex="ar" style:country-complex="SA" style:font-weight-complex="normal"/>
    </style:style>
    <style:style style:name="P37" style:family="paragraph" style:parent-style-name="Text_20_body" style:list-style-name="L3">
      <style:text-properties style:use-window-font-color="true" style:font-name="Arial1" fo:font-weight="normal" style:font-name-asian="Times New Roman" style:font-weight-asian="normal" style:font-name-complex="Times New Roman" style:font-size-complex="10pt" style:language-complex="ar" style:country-complex="SA" style:font-weight-complex="normal"/>
    </style:style>
    <style:style style:name="P38" style:family="paragraph" style:parent-style-name="Text_20_body" style:list-style-name="L3">
      <style:text-properties style:use-window-font-color="true" style:font-name="Arial1" fo:font-weight="normal" style:font-name-asian="Times New Roman" style:font-weight-asian="normal" style:font-name-complex="Times New Roman" style:font-size-complex="10pt" style:language-complex="ar" style:country-complex="SA" style:font-weight-complex="normal"/>
    </style:style>
    <style:style style:name="P39" style:family="paragraph" style:parent-style-name="Text_20_body" style:list-style-name="L3">
      <style:text-properties style:use-window-font-color="true" style:font-name="Arial1" fo:font-weight="normal" style:font-name-asian="Times New Roman" style:font-weight-asian="normal" style:font-name-complex="Times New Roman" style:font-size-complex="10pt" style:language-complex="ar" style:country-complex="SA" style:font-weight-complex="normal"/>
    </style:style>
    <style:style style:name="P40" style:family="paragraph" style:parent-style-name="Text_20_body" style:list-style-name="L3">
      <style:text-properties style:use-window-font-color="true" style:font-name="Arial1" fo:font-weight="normal" style:font-name-asian="Times New Roman" style:font-weight-asian="normal" style:font-name-complex="Times New Roman" style:font-size-complex="10pt" style:language-complex="ar" style:country-complex="SA" style:font-weight-complex="normal"/>
    </style:style>
    <style:style style:name="P41" style:family="paragraph" style:parent-style-name="Text_20_body" style:list-style-name="L9">
      <style:text-properties style:use-window-font-color="true" style:font-name="Arial1" fo:font-weight="normal" style:font-name-asian="Times New Roman" style:font-weight-asian="normal" style:font-name-complex="Times New Roman" style:font-size-complex="10pt" style:language-complex="ar" style:country-complex="SA" style:font-weight-complex="normal"/>
    </style:style>
    <style:style style:name="P42" style:family="paragraph" style:parent-style-name="Text_20_body" style:list-style-name="L4"/>
    <style:style style:name="P43" style:family="paragraph" style:parent-style-name="Text_20_body" style:list-style-name="L4"/>
    <style:style style:name="P44" style:family="paragraph" style:parent-style-name="Text_20_body" style:list-style-name="L4"/>
    <style:style style:name="P45" style:family="paragraph" style:parent-style-name="Text_20_body" style:list-style-name="L4"/>
    <style:style style:name="P46" style:family="paragraph" style:parent-style-name="Text_20_body" style:list-style-name="L4"/>
    <style:style style:name="P47" style:family="paragraph" style:parent-style-name="Text_20_body" style:list-style-name="L4"/>
    <style:style style:name="P48" style:family="paragraph" style:parent-style-name="Text_20_body" style:list-style-name="L5"/>
    <style:style style:name="P49" style:family="paragraph" style:parent-style-name="Text_20_body" style:list-style-name="L5"/>
    <style:style style:name="P50" style:family="paragraph" style:parent-style-name="Text_20_body" style:list-style-name="L5"/>
    <style:style style:name="P51" style:family="paragraph" style:parent-style-name="Text_20_body" style:list-style-name="L5"/>
    <style:style style:name="P52" style:family="paragraph" style:parent-style-name="Text_20_body" style:list-style-name="L5"/>
    <style:style style:name="P53" style:family="paragraph" style:parent-style-name="Text_20_body" style:list-style-name="L5"/>
    <style:style style:name="P54" style:family="paragraph" style:parent-style-name="Text_20_body" style:list-style-name="L6"/>
    <style:style style:name="P55" style:family="paragraph" style:parent-style-name="Text_20_body" style:list-style-name="L6"/>
    <style:style style:name="P56" style:family="paragraph" style:parent-style-name="Text_20_body" style:list-style-name="L6"/>
    <style:style style:name="P57" style:family="paragraph" style:parent-style-name="Text_20_body" style:list-style-name="L6"/>
    <style:style style:name="P58" style:family="paragraph" style:parent-style-name="Text_20_body" style:list-style-name="L7"/>
    <style:style style:name="P59" style:family="paragraph" style:parent-style-name="Text_20_body" style:list-style-name="L7"/>
    <style:style style:name="P60" style:family="paragraph" style:parent-style-name="Text_20_body" style:list-style-name="L7"/>
    <style:style style:name="P61" style:family="paragraph" style:parent-style-name="Text_20_body" style:list-style-name="L7"/>
    <style:style style:name="P62" style:family="paragraph" style:parent-style-name="Text_20_body" style:list-style-name="L8"/>
    <style:style style:name="P63" style:family="paragraph" style:parent-style-name="Text_20_body" style:list-style-name="L8"/>
    <style:style style:name="P64" style:family="paragraph" style:parent-style-name="Text_20_body" style:list-style-name="L8"/>
    <style:style style:name="P65" style:family="paragraph" style:parent-style-name="Text_20_body" style:list-style-name="L8"/>
    <style:style style:name="P66" style:family="paragraph" style:parent-style-name="Text_20_body" style:list-style-name="L9"/>
    <style:style style:name="P67" style:family="paragraph" style:parent-style-name="Text_20_body" style:list-style-name="L9"/>
    <style:style style:name="P68" style:family="paragraph" style:parent-style-name="Text_20_body" style:list-style-name="L9"/>
    <style:style style:name="P69" style:family="paragraph" style:parent-style-name="Text_20_body">
      <style:paragraph-properties fo:margin-left="0cm" fo:margin-right="0cm" fo:text-indent="0cm" style:auto-text-indent="true"/>
    </style:style>
    <style:style style:name="P70" style:family="paragraph" style:parent-style-name="Heading_20_1" style:list-style-name="L1"/>
    <style:style style:name="P71" style:family="paragraph" style:parent-style-name="Heading_20_1" style:list-style-name="L1"/>
    <style:style style:name="P72" style:family="paragraph" style:parent-style-name="Heading_20_1" style:list-style-name="L1">
      <style:paragraph-properties style:line-height-at-least="0.423cm" fo:orphans="0" fo:widows="0" style:writing-mode="lr-tb"/>
      <style:text-properties style:use-window-font-color="true" style:font-name-asian="Times New Roman" style:font-name-complex="Times New Roman" style:font-size-complex="10pt" style:language-complex="ar" style:country-complex="SA"/>
    </style:style>
    <style:style style:name="P73" style:family="paragraph" style:parent-style-name="Heading_20_1" style:list-style-name="L1">
      <style:paragraph-properties style:line-height-at-least="0.423cm" fo:orphans="0" fo:widows="0" style:writing-mode="lr-tb"/>
    </style:style>
    <style:style style:name="P74" style:family="paragraph" style:parent-style-name="Document_20_Title" style:master-page-name="Standard">
      <style:paragraph-properties fo:margin-top="5.821cm" fo:margin-bottom="0.212cm"/>
    </style:style>
    <style:style style:name="T1" style:family="text">
      <style:text-properties style:font-style-complex="italic"/>
    </style:style>
    <style:style style:name="T2" style:family="text">
      <style:text-properties fo:language="ru" fo:country="RU" style:font-style-complex="italic"/>
    </style:style>
    <style:style style:name="T3" style:family="text">
      <style:text-properties fo:font-size="9pt" fo:language="ru" fo:country="RU" style:font-size-asian="9pt" style:font-style-complex="italic"/>
    </style:style>
    <style:style style:name="T4" style:family="text">
      <style:text-properties fo:font-size="9pt" style:font-size-asian="9pt" style:font-style-complex="italic"/>
    </style:style>
    <style:style style:name="T5" style:family="text"/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min-label-distance="0.15cm"/>
      </text:list-level-style-number>
      <text:list-level-style-number text:level="2" style:num-format="1" text:display-levels="2">
        <style:list-level-properties text:min-label-distance="0.15cm"/>
      </text:list-level-style-number>
      <text:list-level-style-number text:level="3" style:num-format="1" text:display-levels="3">
        <style:list-level-properties text:min-label-distance="0.15cm"/>
      </text:list-level-style-number>
      <text:list-level-style-number text:level="4" style:num-format="1" text:display-levels="4">
        <style:list-level-properties text:min-label-distance="0.15cm"/>
      </text:list-level-style-number>
      <text:list-level-style-number text:level="5" style:num-format="1" text:display-levels="5">
        <style:list-level-properties text:min-label-distance="0.15cm"/>
      </text:list-level-style-number>
      <text:list-level-style-number text:level="6" style:num-format="1" text:display-levels="6">
        <style:list-level-properties text:min-label-distance="0.15cm"/>
      </text:list-level-style-number>
      <text:list-level-style-number text:level="7" style:num-format="1" text:display-levels="7">
        <style:list-level-properties text:min-label-distance="0.15cm"/>
      </text:list-level-style-number>
      <text:list-level-style-number text:level="8" style:num-format="1" text:display-levels="8">
        <style:list-level-properties text:min-label-distance="0.15cm"/>
      </text:list-level-style-number>
      <text:list-level-style-number text:level="9" style:num-format="1" text:display-levels="9">
        <style:list-level-properties text:min-label-distance="0.15cm"/>
      </text:list-level-style-number>
      <text:list-level-style-number text:level="10" style:num-format="">
        <style:list-level-properties text:min-label-distance="0.1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3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3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3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3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3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3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3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1.0" text:name="Version"/>
        <text:user-field-decl office:value-type="string" office:string-value="09.07.2008" text:name="Date"/>
        <text:user-field-decl office:value-type="string" office:string-value="EyeLine" text:name="Company"/>
        <text:user-field-decl office:value-type="string" office:string-value="Конфиденциально" text:name="Access"/>
        <text:user-field-decl office:value-type="string" office:string-value="Проект" text:name="Subject"/>
        <text:user-field-decl office:value-type="string" office:string-value="Заголовок шаблона" text:name="Title"/>
        <text:user-field-decl office:value-type="string" office:string-value="DetDoc.Eyeline.Rus.dot" text:name="Name"/>
      </text:user-field-decls>
      <text:p text:style-name="P74"><text:subject>MCA</text:subject></text:p>
      <text:p text:style-name="Document_20_Title"><text:title>Система хранения истории пропущенных звонков</text:title></text:p>
      <text:p text:style-name="Document_20_Title"/>
      <text:p text:style-name="P7">Версия <text:user-field-get text:name="Version">1.0</text:user-field-get>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Содержание</text:p>
          </text:index-title>
          <text:p text:style-name="P8">1.Введение<text:tab/><text:a xlink:type="simple" xlink:href="#1.Введение|outline">2</text:a></text:p>
          <text:p text:style-name="P9">1.1Цель<text:tab/><text:a xlink:type="simple" xlink:href="#1.1.Цель|outline">2</text:a></text:p>
          <text:p text:style-name="P9">1.2Краткое описание<text:tab/><text:a xlink:type="simple" xlink:href="#1.2.Краткое описание|outline" text:visited-style-name="Internet_20_link">2</text:a></text:p>
          <text:p text:style-name="P8">2.Функциональность системы<text:tab/><text:a xlink:type="simple" xlink:href="#2.Функциональность системы|outline">2</text:a></text:p>
          <text:p text:style-name="P9">2.1Хранение истории событий MCA<text:tab/><text:a xlink:type="simple" xlink:href="#2.1.Хранение истории событий MCA|outline">2</text:a></text:p>
          <text:p text:style-name="P9">2.2Запрос списка событий внешними системами<text:tab/><text:a xlink:type="simple" xlink:href="#2.2.Запрос списка событий внешними системами|outline">2</text:a></text:p>
          <text:p text:style-name="P9">2.3Отслеживание времени жизни услуги «Абонент в сети»<text:tab/><text:a xlink:type="simple" xlink:href="#2.3.Отслеживание времени жизни услуги «Абонент в сети»|outline">2</text:a></text:p>
          <text:p text:style-name="P8">3.Архитектура<text:tab/><text:a xlink:type="simple" xlink:href="#3.Архитектура|outline">2</text:a></text:p>
          <text:p text:style-name="P8">4.SOAP интерфейс для внешних систем<text:tab/><text:a xlink:type="simple" xlink:href="#4.SOAP интерфейс для внешних систем|outline">2</text:a></text:p>
          <text:p text:style-name="P9">4.1Пункт 1<text:tab/><text:a xlink:type="simple" xlink:href="#4.1.Пункт 1|outline">2</text:a></text:p>
          <text:p text:style-name="P9">5.Приложения<text:tab/><text:a xlink:type="simple" xlink:href="#5.Приложения|outline">2</text:a></text:p>
          <text:p text:style-name="P10">5.1События MCA<text:tab/><text:a xlink:type="simple" xlink:href="#5.1.События MCA|outline">2</text:a></text:p>
        </text:index-body>
      </text:table-of-content>
      <text:p text:style-name="Title"><text:a xlink:type="simple" xlink:href="#3.Приложение|outline"/></text:p>
      <text:p text:style-name="P13"><text:title>Система хранения истории пропущенных звонков</text:title> </text:p>
      <text:list text:style-name="L1">
        <text:list-item>
          <text:h text:style-name="P70" text:outline-level="1">Введение</text:h>
        </text:list-item>
      </text:list>
      <text:p text:style-name="Text_20_body">Данный документ описывает отдельную систему хранения истории пропущенных вызовов (далее MCA HDB) для системы MCA (Missed Calls Alerts).</text:p>
      <text:list text:style-name="L1" text:continue-numbering="true">
        <text:list-item>
          <text:list text:continue-numbering="true">
            <text:list-item>
              <text:h text:style-name="P16" text:outline-level="2">Цель</text:h>
            </text:list-item>
          </text:list>
        </text:list-item>
      </text:list>
      <text:p text:style-name="Text_20_body">Данный документ описывает функциональность, архитектуру, аспекты интеграции системы MCA HDB.</text:p>
      <text:list text:style-name="L1" text:continue-numbering="true">
        <text:list-item>
          <text:list text:continue-numbering="true">
            <text:list-item>
              <text:h text:style-name="P16" text:outline-level="2">Краткое описание</text:h>
            </text:list-item>
          </text:list>
        </text:list-item>
      </text:list>
      <text:p text:style-name="Text_20_body">Содержание данного документа построено таким образом:</text:p>
      <text:list text:style-name="L2">
        <text:list-item>
          <text:p text:style-name="P33">функциональность системы;</text:p>
        </text:list-item>
        <text:list-item>
          <text:p text:style-name="P33">архитектура системы.</text:p>
        </text:list-item>
      </text:list>
      <text:p text:style-name="Standard"/>
      <text:list text:style-name="L1" text:continue-numbering="true">
        <text:list-item>
          <text:h text:style-name="P70" text:outline-level="1">Функциональность системы</text:h>
        </text:list-item>
      </text:list>
      <text:p text:style-name="Text_20_body">В этой секции описываются функциональные возможности системы.</text:p>
      <text:list text:style-name="L1" text:continue-numbering="true">
        <text:list-item>
          <text:list text:continue-numbering="true">
            <text:list-item>
              <text:h text:style-name="P18" text:outline-level="2">Хранение истории событий MCA</text:h>
            </text:list-item>
          </text:list>
        </text:list-item>
      </text:list>
      <text:p text:style-name="Text_20_body">Ядром системы является подсистема хранения истории событий произошедших в MCA. В дальнейшем эти события могут быть запрошены внешней системой для анализа. Запросы принимаются с указанием номера абонента, которому звонили, и периода времени (с точностью до одного часа) за который требуется история.</text:p>
      <text:p text:style-name="Text_20_body">Система MCA в процессе работы записывает все события в отдельные файлы с настраиваемым периодом создания новых файлов. MCA HDB с заданной периодичностью проверяет наличие файлов с событиями, готовых для обработки, затем читает события из исходного файла, записывает их в свою локальную БД и индексирует обработанные записи по номеру абонента которому звонили. Один раз в несколько минут (настраивается в конфигурации) MCA HDB записывает индекс на диск и удаляет исходные файлы. Для обеспечения целостности данных система поддерживает файлы с транзакционной информацией для каждого файла данных, в случае отказа системы и ее перезагрузки транзакция обрабатывается с начала.</text:p>
      <text:list text:style-name="L1" text:continue-numbering="true">
        <text:list-item>
          <text:list text:continue-numbering="true">
            <text:list-item>
              <text:h text:style-name="P19" text:outline-level="2"><text:bookmark-start text:name="_Ref534795255"/>З<text:bookmark-end text:name="_Ref534795255"/>апрос списка событий внешними системами</text:h>
            </text:list-item>
          </text:list>
        </text:list-item>
      </text:list>
      <text:p text:style-name="Text_20_body">Одной из возможностей является интерфейс для запроса списка событий внешними системами. Этот интерфейс реализован посредством технологии SOAP. Более подробная информация содержится в секции архитектуры этого документа.</text:p>
      <text:list text:style-name="L1" text:continue-numbering="true">
        <text:list-item>
          <text:list text:continue-numbering="true">
            <text:list-item>
              <text:h text:style-name="P19" text:outline-level="2"><text:bookmark-start text:name="_Ref534795257"/>О<text:bookmark-end text:name="_Ref534795257"/>тслеживание времени жизни уведомлений звонившим абонентам</text:h>
            </text:list-item>
          </text:list>
        </text:list-item>
      </text:list>
      <text:p text:style-name="P14">Обработка событий обеспечивает функциональность оповещения звонивших абонентов о том, что период ожидания уведомления "Абонент в сети" истек. MCA HDB анализирует события от MCA и запоминает что абоненту должно будет послано уведомление. В случае если в течении например 12-ти часов уведомление абоненту не было выслано, MCA HDB посылает сообщение звонившему абоненту о том что уведомление не будет выслано. </text:p>
      <text:list text:style-name="L1" text:continue-numbering="true">
        <text:list-item>
          <text:h text:style-name="P72" text:outline-level="1">Архитектура</text:h>
          <text:list>
            <text:list-item>
              <text:h text:style-name="P19" text:outline-level="2">События MCA</text:h>
            </text:list-item>
          </text:list>
        </text:list-item>
      </text:list>
      <text:p text:style-name="Text_20_body">Система MCA записывает в журнал следующие события:</text:p>
      <text:list text:style-name="L3">
        <text:list-item>
          <text:p text:style-name="P35">поступление звонка;</text:p>
        </text:list-item>
        <text:list-item>
          <text:p text:style-name="P35">доставка информации о пропущенном вызове;</text:p>
        </text:list-item>
        <text:list-item>
          <text:p text:style-name="P35">отказ в доставке информации о пропущенном вызове;</text:p>
        </text:list-item>
        <text:list-item>
          <text:p text:style-name="P35">отправка уведомления звонившему абоненту;</text:p>
        </text:list-item>
        <text:list-item>
          <text:p text:style-name="P35">удаление информации о пропущенном вызове по истечению срока жизни или по ограничению на количество событий;</text:p>
        </text:list-item>
        <text:list-item>
          <text:p text:style-name="P35">изменение профиля абонента.</text:p>
        </text:list-item>
      </text:list>
      <text:p text:style-name="P14">События записываются в файл с периодической процедурой переименования (roll files). Файл именуется mcajournal.yyyyMMddHHmmss.log, и раз в определенное в конфиге время переименовывется в mcajournal.yyyyMMddHHmmss.csv. Дата в имени файла отображает дату создания этого файла. MCA HDB обрабатывает обрабатывает файлы последовательно в соответсвии со штампом времени.</text:p>
      <text:list text:style-name="L1" text:continue-numbering="true">
        <text:list-item>
          <text:list text:continue-numbering="true">
            <text:list-item>
              <text:h text:style-name="P23" text:outline-level="2">Обработка событий MCA</text:h>
            </text:list-item>
          </text:list>
        </text:list-item>
      </text:list>
      <text:p text:style-name="Text_20_body">MCA HDB с некоторой периодичностью проверяет список файлов по маске mcajournal.*.csv в директории куда попадают файлы от MCA. Список сортируется по дате и производится обработка одного файла. В начале обработки файла обязательно формируется транзакция в рамки которой входит изменение файлов БД MCA HDB, индексные файлы, исходный файл. По успешному завершению транзакции, обновляются длины файлов БД, записываются индексы, исходный файл перемещается в архивную директорию.</text:p>
      <text:p text:style-name="Text_20_body">В файлы БД попадают записи поступление звонка, доставка информации и отказ в доставке. На основе этих событий и формируется функциональность запроса от внешних систем. </text:p>
      <text:p text:style-name="Text_20_body">Остальные события используются только для отслеживания времени жизни уведомлений "абонент в сети" и в БД записываются в отдельные файлы без <text:s/>индексации. Эти файлы необходимы для корректного рестарта системы MCA HDB - она обязана прочитать события за последние 12 часов и построить список ожидающих уведомлений.</text:p>
      <text:list text:style-name="L1" text:continue-numbering="true">
        <text:list-item>
          <text:list text:continue-numbering="true">
            <text:list-item>
              <text:h text:style-name="P23" text:outline-level="2">Структура БД</text:h>
            </text:list-item>
          </text:list>
        </text:list-item>
      </text:list>
      <text:p text:style-name="Text_20_body">Файлы данных сохраняются в отдельной директории. В ней создаются директории для каждого дня в которых сохраняются файлы данных и индексы. Один файл данных хранит информацию за один час. Каждому файлу данных соответствует файл индексов.</text:p>
      <text:list text:style-name="L1" text:continue-numbering="true">
        <text:list-item>
          <text:list text:continue-numbering="true">
            <text:list-item>
              <text:h text:style-name="P23" text:outline-level="2">Отслеживание уведомлений звонившим абонентам</text:h>
            </text:list-item>
          </text:list>
        </text:list-item>
      </text:list>
      <text:p text:style-name="Text_20_body">MCA не высылает сообщений звонившим абонентам после 12 часов с момента поступления звонка. Система информирует только абонента которому звонили. MCA не имеет возможности информировать звонивших абонентов о том что время ожидания истекло, поскольку обработка событий на абонента которому звонили производится в момент поступления новых событий - звонков абоненту, появление абонента в сети.</text:p>
      <text:p text:style-name="Text_20_body">В этой связи MCA HDB берет на себя обязанность оповещать звонивших абонентов о том что время ожидания появления в сети абонента, которому они звонили, истекло.</text:p>
      <text:p text:style-name="P14">Во время анализа журнала событий предоставляемых MCA, система MCA HDB строит сортированный по времени истечения жизни список возможных уведомлений звонившим абонентам. Записи в этот список заносятся на основании записи о поступлении звонка - в случае если поля <text:s/>called_profile_notify и caller_profile_want_notify_me имеют положительные значения. MCA HDB помечает старую запись в списке как удаленную и заносит новую запись в список при поступлении второго и последующих звонков от одного абонента тому же другому абоненту, в этом случае время жизни уведомления пересчитывается относительно момента поступления нового звонка.</text:p>
      <text:p text:style-name="Text_20_body">Если до истечения времени жизни уведомления MCA успешно доставляет информацию о пропущенном вызове и высылает уведомление о появлении абонента в сети, MCA HDB на основе записи «Отправка уведомления звонившему абоненту» помечает запись в списке ожидания.</text:p>
      <text:p text:style-name="Text_20_body">Если происходит отказ в доставке информации о пропущенном вызове абоненту, MCA HDB помечает запись в списке ожидания на основе информации из записи «Отказ в доставке инфомации о пропущенном вызове».</text:p>
      <text:p text:style-name="Text_20_body">Если происходит удаление события системой MCA по причине истечения времени жизни или отсутствия места в хранилище пропущенных звонков, MCA HDB, основываясь на информации в записи «Удаление информации о пропущенном вызове по истечению срока жизни или по ограничению на количество событий», должна проверить имеется ли в списке запись, пометить ее и информировать звонившего абонента о том что информация о его звонках другому абоненту удалена.</text:p>
      <text:p text:style-name="Text_20_body">В случае, если абонент, которому звонили, изменяет свой профиль, с целью запрещения рассылки уведомлений, MCA HDB должна пометить все записи на события звонков этому абоненту и разослать всем звонившим абонентам сообщения, о том что абонент запретил рассылку нотификаций.</text:p>
      <text:list text:style-name="L1" text:continue-numbering="true">
        <text:list-item>
          <text:h text:style-name="P73" text:outline-level="1">SOAP интерфейс для внешних систем</text:h>
        </text:list-item>
      </text:list>
      <text:p text:style-name="P15">Интерфейс взаимодействия с внешними системами описан в файле MissedCalls.wsdl.</text:p>
      <text:p text:style-name="P15">На данном этапе необходимо реализовать только одну функцию GetMissedCalls.</text:p>
      <text:list text:style-name="L1" text:continue-numbering="true">
        <text:list-item>
          <text:h text:style-name="P19" text:outline-level="2">Приложения</text:h>
        </text:list-item>
      </text:list>
      <text:p text:style-name="Text_20_body">В данном разделе приведены спецификация элементов протокола, спецификации структур данных и т.д.</text:p>
      <text:list text:style-name="L1" text:continue-numbering="true">
        <text:list-item>
          <text:list text:continue-numbering="true">
            <text:list-item>
              <text:h text:style-name="P32" text:outline-level="3">События MCA</text:h>
            </text:list-item>
          </text:list>
        </text:list-item>
      </text:list>
      <text:p text:style-name="Text_20_body">В данном разделе приведены спецификации событий MCA.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6" text:outline-level="3">Поступление звонка</text:h>
                </text:list-item>
              </text:list>
            </text:list-item>
          </text:list>
        </text:list-item>
      </text:list>
      <text:p text:style-name="Text_20_body">Формат строки:</text:p>
      <text:p text:style-name="Text_20_body">A,date,caller,called,called_profile_notify,caller_profile_want_notify_me</text:p>
      <text:p text:style-name="Text_20_body">Поля строки:</text:p>
      <text:list text:style-name="L4">
        <text:list-item>
          <text:p text:style-name="P42">A - код события;</text:p>
        </text:list-item>
        <text:list-item>
          <text:p text:style-name="P42">date - задает точное время и дату события <text:s/>в формате YYYYMMDD HH:mm:ss.SSS;</text:p>
        </text:list-item>
        <text:list-item>
          <text:p text:style-name="P42">caller - <text:s/>номер звонившего абонента в виде <text:s/>+791312345678;</text:p>
        </text:list-item>
        <text:list-item>
          <text:p text:style-name="P42">called - <text:s/>номер абонента которому звонили;</text:p>
        </text:list-item>
        <text:list-item>
          <text:p text:style-name="P42">called_profile_notify - значение флага разрешения посылки нотификации о появлении абонента которому звонили в сети, 0 - запрещено, 1 – разрешено;</text:p>
        </text:list-item>
        <text:list-item>
          <text:p text:style-name="P42">caller_profile_want_notify_me - значение флага разрешения приема нотификации о появлении абонента в сети звонившим абонентом, 0 - запрещено, 1 - разрешено.</text:p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6" text:outline-level="3">Доставка информации о пропущенном вызове</text:h>
                </text:list-item>
              </text:list>
            </text:list-item>
          </text:list>
        </text:list-item>
      </text:list>
      <text:p text:style-name="Text_20_body">Формат строки:</text:p>
      <text:p text:style-name="Text_20_body">D,date,caller,called,called_profile_notify,caller_profile_want_notify_me</text:p>
      <text:p text:style-name="Text_20_body">Поля строки:</text:p>
      <text:list text:style-name="L5">
        <text:list-item>
          <text:p text:style-name="P48">D - код события;</text:p>
        </text:list-item>
        <text:list-item>
          <text:p text:style-name="P48">date - задает точное время и дату события <text:s/>в формате YYYYMMDD HH:mm:ss.SSS;</text:p>
        </text:list-item>
        <text:list-item>
          <text:p text:style-name="P48">caller - <text:s/>номер звонившего абонента в виде <text:s/>+791312345678;</text:p>
        </text:list-item>
        <text:list-item>
          <text:p text:style-name="P48">called - <text:s/>номер абонента которому звонили;</text:p>
        </text:list-item>
        <text:list-item>
          <text:p text:style-name="P48">called_profile_notify - значение флага разрешения посылки нотификации о появлении абонента которому звонили в сети, 0 - запрещено, 1 – разрешено;</text:p>
        </text:list-item>
        <text:list-item>
          <text:p text:style-name="P48">caller_profile_want_notify_me - значение флага разрешения приема нотификации о появлении абонента в сети звонившим абонентом, 0 - запрещено, 1 - разрешено.</text:p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6" text:outline-level="3">Отказ в доставке инфомации о пропущенном вызове</text:h>
                </text:list-item>
              </text:list>
            </text:list-item>
          </text:list>
        </text:list-item>
      </text:list>
      <text:p text:style-name="Text_20_body">Формат строки:</text:p>
      <text:p text:style-name="Text_20_body">F,date,caller,called</text:p>
      <text:p text:style-name="Text_20_body">Поля строки:</text:p>
      <text:list text:style-name="L6">
        <text:list-item>
          <text:p text:style-name="P54">F - код события;</text:p>
        </text:list-item>
        <text:list-item>
          <text:p text:style-name="P54">date - задает точное время и дату события <text:s/>в формате YYYYMMDD HH:mm:ss.SSS;</text:p>
        </text:list-item>
        <text:list-item>
          <text:p text:style-name="P54">caller - <text:s/>номер звонившего абонента в виде <text:s/>+791312345678;</text:p>
        </text:list-item>
        <text:list-item>
          <text:p text:style-name="P54">called - <text:s/>номер абонента которому звонили.</text:p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6" text:outline-level="3">Отправка уведомления звонившему абоненту</text:h>
                </text:list-item>
              </text:list>
            </text:list-item>
          </text:list>
        </text:list-item>
      </text:list>
      <text:p text:style-name="Text_20_body">Формат строки:</text:p>
      <text:p text:style-name="Text_20_body">N,date,caller,called</text:p>
      <text:p text:style-name="Text_20_body">Поля строки:</text:p>
      <text:list text:style-name="L7">
        <text:list-item>
          <text:p text:style-name="P58">N - код события;</text:p>
        </text:list-item>
        <text:list-item>
          <text:p text:style-name="P58">date - задает точное время и дату события <text:s/>в формате YYYYMMDD HH:mm:ss.SSS;</text:p>
        </text:list-item>
        <text:list-item>
          <text:p text:style-name="P58">caller - <text:s/>номер звонившего абонента в виде <text:s/>+791312345678;</text:p>
        </text:list-item>
        <text:list-item>
          <text:p text:style-name="P58">called - <text:s/>номер абонента которому звонили.</text:p>
        </text:list-item>
      </text:list>
      <text:p text:style-name="Text_20_body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6" text:outline-level="3">Удаление информации о пропущенном вызове по истечению срока жизни или по ограничению на количество событий</text:h>
                </text:list-item>
              </text:list>
            </text:list-item>
          </text:list>
        </text:list-item>
      </text:list>
      <text:p text:style-name="Text_20_body">Формат строки:</text:p>
      <text:p text:style-name="Text_20_body">E,date,caller,called</text:p>
      <text:p text:style-name="Text_20_body">Поля строки:</text:p>
      <text:list text:style-name="L8">
        <text:list-item>
          <text:p text:style-name="P62">E - код события;</text:p>
        </text:list-item>
        <text:list-item>
          <text:p text:style-name="P62">date - задает точное время и дату события <text:s/>в формате YYYYMMDD HH:mm:ss.SSS;</text:p>
        </text:list-item>
        <text:list-item>
          <text:p text:style-name="P62">caller - <text:s/>номер звонившего абонента в виде <text:s/>+791312345678;</text:p>
        </text:list-item>
        <text:list-item>
          <text:p text:style-name="P62">called - <text:s/>номер абонента которому звонили.</text:p>
        </text:list-item>
      </text:list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26" text:outline-level="3">Изменение профиля абонента</text:h>
                </text:list-item>
              </text:list>
            </text:list-item>
          </text:list>
        </text:list-item>
      </text:list>
      <text:p text:style-name="Text_20_body">Формат строки:</text:p>
      <text:p text:style-name="Text_20_body">P,date,abonent,profile_notify</text:p>
      <text:p text:style-name="Text_20_body">Поля строки:</text:p>
      <text:list text:style-name="L9">
        <text:list-item>
          <text:p text:style-name="P66">P - код события;</text:p>
        </text:list-item>
        <text:list-item>
          <text:p text:style-name="P66">date - задает точное время и дату события <text:s/>в формате YYYYMMDD HH:mm:ss.SSS;</text:p>
        </text:list-item>
        <text:list-item>
          <text:p text:style-name="P66">abonent - <text:s/>номер абонента в виде <text:s/>+791312345678;</text:p>
        </text:list-item>
        <text:list-item>
          <text:p text:style-name="P41">profile_notify - <text:s/>значение флага разрешения посылки нотификации о появлении абонента в сети, 0 - запрещено, 1 – разрешено.</text:p>
        </text:list-item>
      </text:list>
      <text:p text:style-name="P12">Лист регистрации изменений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1">Дата</text:p>
          </table:table-cell>
          <table:table-cell table:style-name="Таблица1.A1" office:value-type="string">
            <text:p text:style-name="P11">Версия</text:p>
          </table:table-cell>
          <table:table-cell table:style-name="Таблица1.A1" office:value-type="string">
            <text:p text:style-name="P11">Описание</text:p>
          </table:table-cell>
          <table:table-cell table:style-name="Таблица1.D1" office:value-type="string">
            <text:p text:style-name="P11">Автор</text:p>
          </table:table-cell>
        </table:table-row>
        <table:table-row table:style-name="Таблица1.1">
          <table:table-cell table:style-name="Таблица1.A2" office:value-type="string">
            <text:p text:style-name="P5">09.07.2008</text:p>
          </table:table-cell>
          <table:table-cell table:style-name="Таблица1.A2" office:value-type="string">
            <text:p text:style-name="P5">1.0</text:p>
          </table:table-cell>
          <table:table-cell table:style-name="Таблица1.A2" office:value-type="string">
            <text:p text:style-name="P6">Начальная версия</text:p>
          </table:table-cell>
          <table:table-cell table:style-name="Таблица1.D2" office:value-type="string">
            <text:p text:style-name="P5">Луговой С.А.</text:p>
          </table:table-cell>
        </table:table-row>
        <table:table-row table:style-name="Таблица1.1">
          <table:table-cell table:style-name="Таблица1.A2" office:value-type="string">
            <text:p text:style-name="P5">18.08.2008</text:p>
          </table:table-cell>
          <table:table-cell table:style-name="Таблица1.A2" office:value-type="string">
            <text:p text:style-name="P5">1.1</text:p>
          </table:table-cell>
          <table:table-cell table:style-name="Таблица1.A2" office:value-type="string">
            <text:p text:style-name="P6">Добавлено описание функциональности отслеживания времени жизни уведомлений.</text:p>
          </table:table-cell>
          <table:table-cell table:style-name="Таблица1.D2" office:value-type="string">
            <text:p text:style-name="P5"/>
          </table:table-cell>
        </table:table-row>
        <table:table-row table:style-name="Таблица1.1"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/>
          </table:table-cell>
          <table:table-cell table:style-name="Таблица1.D2" office:value-type="string">
            <text:p text:style-name="P5"/>
          </table:table-cell>
        </table:table-row>
        <table:table-row table:style-name="Таблица1.1"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/>
          </table:table-cell>
          <table:table-cell table:style-name="Таблица1.D2" office:value-type="string">
            <text:p text:style-name="P5"/>
          </table:table-cell>
        </table:table-row>
        <table:table-row table:style-name="Таблица1.1"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/>
          </table:table-cell>
          <table:table-cell table:style-name="Таблица1.D2" office:value-type="string">
            <text:p text:style-name="P5"/>
          </table:table-cell>
        </table:table-row>
        <table:table-row table:style-name="Таблица1.1"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/>
          </table:table-cell>
          <table:table-cell table:style-name="Таблица1.D2" office:value-type="string">
            <text:p text:style-name="P5"/>
          </table:table-cell>
        </table:table-row>
        <table:table-row table:style-name="Таблица1.1"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/>
          </table:table-cell>
          <table:table-cell table:style-name="Таблица1.D2" office:value-type="string">
            <text:p text:style-name="P5"/>
          </table:table-cell>
        </table:table-row>
        <table:table-row table:style-name="Таблица1.1"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/>
          </table:table-cell>
          <table:table-cell table:style-name="Таблица1.D2" office:value-type="string">
            <text:p text:style-name="P5"/>
          </table:table-cell>
        </table:table-row>
      </table:table>
      <text:p text:style-name="Text_20_body"/>
      <text:p text:style-name="Comment">[В качестве описания версии можно указывать какие изменения/дополнения были сделаны в этой версии по отношению к предыдущей. Дата должна указываться в формате: «дд ммм гггг»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3" svg:font-family="StarSymbol" style:font-charset="x-symbol"/>
    <style:font-face style:name="StarSymbol2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StarSymbol1" svg:font-family="StarSymbol, 'Arial Unicode MS'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keep-together="always" fo:text-indent="1cm" style:auto-text-indent="true"/>
      <style:text-properties style:font-name="Arial2" fo:language="ru" fo:country="RU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Text_20_body" style:list-style-name="Outline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1"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Text_20_body" style:list-style-name="Outline" style:class="text" style:default-outline-level="2">
      <style:paragraph-properties fo:margin-left="0cm" fo:margin-right="0cm" fo:text-indent="0cm" style:auto-text-indent="false"/>
      <style:text-properties fo:font-size="12pt" style:font-size-asian="12pt"/>
    </style:style>
    <style:style style:name="Heading_20_3" style:display-name="Heading 3" style:family="paragraph" style:parent-style-name="Heading_20_2" style:next-style-name="Text_20_body" style:list-style-name="Outline" style:class="text" style:default-outline-level="3">
      <style:paragraph-properties fo:margin-left="0cm" fo:margin-right="0cm" fo:text-indent="0cm" style:auto-text-indent="false"/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list-style-name="Outline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Heading_20_4" style:next-style-name="Text_20_body" style:list-style-name="Outline" style:class="text" style:default-outline-level="5">
      <style:paragraph-properties fo:margin-left="0cm" fo:margin-right="0cm" fo:margin-top="0.423cm" fo:margin-bottom="0.106cm" fo:text-indent="0cm" style:auto-text-indent="false"/>
    </style:style>
    <style:style style:name="Heading_20_6" style:display-name="Heading 6" style:family="paragraph" style:parent-style-name="Heading_20_5" style:next-style-name="Text_20_body" style:list-style-name="Outline" style:class="text" style:default-outline-level="6">
      <style:paragraph-properties fo:margin-left="0cm" fo:margin-right="0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Heading_20_6" style:next-style-name="Text_20_body" style:list-style-name="Outline" style:class="text" style:default-outline-level="7">
      <style:paragraph-properties fo:margin-left="0cm" fo:margin-right="0cm" fo:text-indent="0cm" style:auto-text-indent="false"/>
    </style:style>
    <style:style style:name="Heading_20_8" style:display-name="Heading 8" style:family="paragraph" style:parent-style-name="Heading_20_7" style:next-style-name="Text_20_body" style:list-style-name="Outline" style:class="text" style:default-outline-level="8">
      <style:paragraph-properties fo:margin-left="0cm" fo:margin-right="0cm" fo:text-indent="0cm" style:auto-text-indent="false"/>
      <style:text-properties fo:font-style="normal" style:font-style-asian="normal"/>
    </style:style>
    <style:style style:name="Heading_20_9" style:display-name="Heading 9" style:family="paragraph" style:parent-style-name="Heading_20_8" style:next-style-name="Text_20_body" style:list-style-name="Outline" style:class="text" style:default-outline-level="9">
      <style:paragraph-properties fo:margin-left="0cm" fo:margin-right="0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Heading_20_10" style:display-name="Heading 10" style:family="paragraph" style:parent-style-name="Title" style:next-style-name="Text_20_body" style:list-style-name="Outline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style:font-name-complex="Tahoma2"/>
    </style:style>
    <style:style style:name="Header" style:family="paragraph" style:parent-style-name="Text_20_body" style:class="extra">
      <style:paragraph-properties fo:margin-top="0cm" fo:margin-bottom="0.212cm" fo:keep-together="always">
        <style:tab-stops>
          <style:tab-stop style:position="6.62cm" style:type="center"/>
          <style:tab-stop style:position="14.24cm" style:type="right"/>
        </style:tab-stops>
      </style:paragraph-properties>
      <style:text-properties fo:font-style="italic" style:font-style-asian="italic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2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7.002cm" style:type="right"/>
        </style:tab-stops>
      </style:paragraph-properties>
      <style:text-properties style:font-name="Arial2" fo:language="ru" fo:country="RU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24cm" style:type="right"/>
        </style:tab-stops>
      </style:paragraph-properties>
      <style:text-properties style:font-name="Arial2" fo:language="ru" fo:country="RU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5.478cm" style:type="right"/>
        </style:tab-stops>
      </style:paragraph-properties>
      <style:text-properties style:font-name="Arial2" fo:language="ru" fo:country="RU"/>
    </style:style>
    <style:style style:name="Contents_20_4" style:display-name="Contents 4" style:family="paragraph" style:parent-style-name="Standard" style:next-style-name="Standard" style:class="index">
      <style:paragraph-properties fo:margin-left="2.281cm" fo:margin-right="0cm" fo:text-indent="0cm" style:auto-text-indent="false"/>
      <style:text-properties style:font-name="Arial2" fo:language="ru" fo:country="RU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text-align="center" style:justify-single-word="false" fo:keep-with-next="always"/>
      <style:text-properties style:font-name="Arial1" fo:font-size="18pt" fo:language="ru" fo:country="RU" fo:font-weight="bold" style:font-name-asian="Arial Unicode MS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Text" style:display-name="Table Text" style:family="paragraph" style:parent-style-name="Text_20_body" style:next-style-name="Table_20_Title">
      <style:paragraph-properties fo:margin-left="0cm" fo:margin-right="0cm" fo:margin-top="0cm" fo:margin-bottom="0cm" fo:text-indent="0cm" style:auto-text-indent="false"/>
      <style:text-properties fo:language="ru" fo:country="RU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ocument_20_Title" style:display-name="Document Title" style:family="paragraph" style:parent-style-name="Title">
      <style:paragraph-properties fo:margin-left="2.501cm" fo:margin-right="0cm" fo:text-align="end" style:justify-single-word="false" fo:text-indent="0cm" style:auto-text-indent="false"/>
      <style:text-properties fo:font-size="22pt" style:font-size-asian="22pt"/>
    </style:style>
    <style:style style:name="Table_20_numbered" style:display-name="Table numbered" style:family="paragraph" style:parent-style-name="Text_20_body" style:list-style-name="WW8Num3">
      <style:paragraph-properties fo:margin-left="0cm" fo:margin-right="0cm" fo:text-indent="0cm" style:auto-text-indent="false"/>
    </style:style>
    <style:style style:name="Comment" style:family="paragraph" style:parent-style-name="Text_20_body" style:next-style-name="Text_20_body">
      <style:paragraph-properties fo:margin-left="0.501cm" fo:margin-right="0cm" fo:margin-top="0cm" fo:margin-bottom="0.212cm" fo:text-indent="0cm" style:auto-text-indent="false"/>
      <style:text-properties fo:color="#0000ff" fo:language="ru" fo:country="RU" fo:font-style="italic" style:font-style-asian="italic"/>
    </style:style>
    <style:style style:name="Example" style:family="paragraph" style:parent-style-name="Text_20_body">
      <style:text-properties fo:color="#008000" style:font-name="Arial1" fo:font-size="10pt" fo:language="ru" fo:country="RU" style:font-size-asian="10pt"/>
    </style:style>
    <style:style style:name="Document_20_Field" style:display-name="Document Field" style:family="paragraph" style:parent-style-name="Text_20_body">
      <style:text-properties fo:language="ru" fo:country="RU" fo:font-style="italic" style:font-style-asian="italic"/>
    </style:style>
    <style:style style:name="Table_20_Caption" style:display-name="Table Caption" style:family="paragraph" style:parent-style-name="Text_20_body" style:next-style-name="Text_20_body">
      <style:paragraph-properties fo:margin-top="0cm" fo:margin-bottom="0cm" fo:text-align="start" style:justify-single-word="false" fo:keep-with-next="always"/>
      <style:text-properties fo:font-weight="bold" style:font-weight-asian="bold"/>
    </style:style>
    <style:style style:name="Body_20_Picture" style:display-name="Body Picture" style:family="paragraph" style:parent-style-name="Text_20_body">
      <style:paragraph-properties fo:margin-left="0cm" fo:margin-right="0cm" fo:margin-top="0.106cm" fo:margin-bottom="0cm" fo:text-align="center" style:justify-single-word="false" fo:text-indent="0cm" style:auto-text-indent="false"/>
      <style:text-properties fo:language="ru" fo:country="RU"/>
    </style:style>
    <style:style style:name="Picture_20_Caption" style:display-name="Picture Caption" style:family="paragraph" style:parent-style-name="Text_20_body" style:next-style-name="Text_20_body">
      <style:paragraph-properties fo:margin-left="0cm" fo:margin-right="0cm" fo:line-height="100%" fo:text-align="center" style:justify-single-word="false" fo:text-indent="0cm" style:auto-text-indent="false"/>
      <style:text-properties fo:font-weight="bold" style:font-weight-asian="bold"/>
    </style:style>
    <style:style style:name="Body_20_Reference" style:display-name="Body Reference" style:family="paragraph" style:parent-style-name="Text_20_body">
      <style:text-properties fo:language="ru" fo:country="RU" fo:font-style="italic" style:font-style-asian="italic"/>
    </style:style>
    <style:style style:name="heading_20_1" style:display-name="heading 1" style:family="paragraph" style:parent-style-name="Standard" style:next-style-name="Text_20_body">
      <style:paragraph-properties fo:margin-top="0.212cm" fo:margin-bottom="0.106cm" fo:keep-with-next="always"/>
      <style:text-properties style:font-name="Arial1" fo:font-size="14pt" fo:font-weight="bold"/>
    </style:style>
    <style:style style:name="heading_20_2" style:display-name="heading 2" style:family="paragraph" style:parent-style-name="heading_20_1" style:next-style-name="Text_20_body">
      <style:text-properties fo:font-size="12pt"/>
    </style:style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WW8Num3z0" style:family="text">
      <style:text-properties fo:font-variant="normal" fo:text-transform="none" style:text-outline="false" style:text-line-through-style="none" style:text-position="0% 100%" style:font-name="Times New Roman" fo:letter-spacing="normal" fo:language="zxx" fo:country="none" fo:font-style="normal" fo:text-shadow="none" style:text-underline-style="none" fo:font-weight="normal" style:letter-kerning="true" style:font-style-asian="normal" style:font-weight-asian="normal" style:font-name-complex="Times New Roman" style:language-complex="zxx" style:country-complex="none" style:font-style-complex="normal" style:font-weight-complex="normal" style:text-emphasize="none" text:display="none"/>
    </style:style>
    <style:style style:name="WW8Num3z2" style:family="text">
      <style:text-properties fo:color="#000000"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Times New Roman" style:font-name-asian="Times New Roman" style:font-name-complex="Times New Roman"/>
    </style:style>
    <style:style style:name="Default_20_Paragraph_20_Font" style:display-name="Default Paragraph Font" style:family="text"/>
    <style:style style:name="_20_Char_20_Char" style:display-name=" Char Char" style:family="text" style:parent-style-name="Default_20_Paragraph_20_Font">
      <style:text-properties fo:language="ru" fo:country="RU" style:language-complex="ar" style:country-complex="SA"/>
    </style:style>
    <style:style style:name="Body_20_Reference_20_Char" style:display-name="Body Reference Char" style:family="text" style:parent-style-name="_20_Char_20_Char">
      <style:text-properties fo:language="ru" fo:country="RU" fo:font-style="italic" style:font-style-asian="italic"/>
    </style:style>
    <style:style style:name="WW8Num71z0" style:family="text">
      <style:text-properties style:font-name="Symbol"/>
    </style:style>
    <style:style style:name="WW8Num71z1" style:family="text">
      <style:text-properties style:font-name="Courier New"/>
    </style:style>
    <style:style style:name="WW8Num71z2" style:family="text">
      <style:text-properties style:font-name="Wingdings"/>
    </style:style>
    <style:style style:name="RTF_5f_Num_20_2_20_1" style:display-name="RTF_Num 2 1" style:family="text">
      <style:text-properties style:font-name="StarSymbol2" fo:font-size="9pt" style:font-name-asian="StarSymbol2" style:font-size-asian="9pt" style:font-name-complex="StarSymbol2" style:font-size-complex="9pt"/>
    </style:style>
    <style:style style:name="RTF_5f_Num_20_2_20_2" style:display-name="RTF_Num 2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2_20_3" style:display-name="RTF_Num 2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2_20_4" style:display-name="RTF_Num 2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2_20_5" style:display-name="RTF_Num 2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2_20_6" style:display-name="RTF_Num 2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2_20_7" style:display-name="RTF_Num 2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2_20_8" style:display-name="RTF_Num 2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2_20_9" style:display-name="RTF_Num 2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2_20_10" style:display-name="RTF_Num 2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3_20_10" style:display-name="RTF_Num 3 10" style:family="text"/>
    <style:style style:name="RTF_5f_Num_20_4_20_1" style:display-name="RTF_Num 4 1" style:family="text">
      <style:text-properties style:font-name="StarSymbol2" fo:font-size="9pt" style:font-name-asian="StarSymbol2" style:font-size-asian="9pt" style:font-name-complex="StarSymbol2" style:font-size-complex="9pt"/>
    </style:style>
    <style:style style:name="RTF_5f_Num_20_4_20_2" style:display-name="RTF_Num 4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3" style:display-name="RTF_Num 4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4" style:display-name="RTF_Num 4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5" style:display-name="RTF_Num 4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6" style:display-name="RTF_Num 4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7" style:display-name="RTF_Num 4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8" style:display-name="RTF_Num 4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9" style:display-name="RTF_Num 4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10" style:display-name="RTF_Num 4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Bullet_20_Symbols_20__28_user_29_" style:display-name="Bullet Symbols (user)" style:family="text">
      <style:text-properties style:font-name="StarSymbol1" fo:font-size="9pt" fo:language="en" fo:country="US" style:font-name-asian="StarSymbol1" style:language-asian="en" style:country-asian="US" style:font-name-complex="StarSymbol1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list-style style:name="Outline">
      <text:list-level-style-number text:level="1" style:num-suffix="." style:num-format="1">
        <style:list-level-properties text:min-label-distance="0.15cm"/>
      </text:list-level-style-number>
      <text:list-level-style-number text:level="2" style:num-format="1" text:display-levels="2">
        <style:list-level-properties text:min-label-distance="0.15cm"/>
      </text:list-level-style-number>
      <text:list-level-style-number text:level="3" style:num-format="1" text:display-levels="3">
        <style:list-level-properties text:min-label-distance="0.15cm"/>
      </text:list-level-style-number>
      <text:list-level-style-number text:level="4" style:num-format="1" text:display-levels="4">
        <style:list-level-properties text:min-label-distance="0.15cm"/>
      </text:list-level-style-number>
      <text:list-level-style-number text:level="5" style:num-format="1" text:display-levels="5">
        <style:list-level-properties text:min-label-distance="0.15cm"/>
      </text:list-level-style-number>
      <text:list-level-style-number text:level="6" style:num-format="1" text:display-levels="6">
        <style:list-level-properties text:min-label-distance="0.15cm"/>
      </text:list-level-style-number>
      <text:list-level-style-number text:level="7" style:num-format="1" text:display-levels="7">
        <style:list-level-properties text:min-label-distance="0.15cm"/>
      </text:list-level-style-number>
      <text:list-level-style-number text:level="8" style:num-format="1" text:display-levels="8">
        <style:list-level-properties text:min-label-distance="0.15cm"/>
      </text:list-level-style-number>
      <text:list-level-style-number text:level="9" style:num-format="1" text:display-levels="9">
        <style:list-level-properties text:min-label-distance="0.15cm"/>
      </text:list-level-style-number>
      <text:list-level-style-number text:level="10" style:num-format="">
        <style:list-level-properties text:min-label-distance="0.15cm"/>
      </text:list-level-style-number>
    </text:list-style>
    <text:list-style style:name="WW8Num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WW8Num3z0" style:num-suffix=")" style:num-format="1">
        <style:list-level-properties text:min-label-width="0.531cm"/>
      </text:list-level-style-number>
      <text:list-level-style-number text:level="2" style:num-suffix=")" style:num-format="a" style:num-letter-sync="true">
        <style:list-level-properties text:space-before="0.531cm" text:min-label-width="0.439cm"/>
      </text:list-level-style-number>
      <text:list-level-style-bullet text:level="3" text:style-name="WW8Num3z2" style:num-suffix="." text:bullet-char="">
        <style:list-level-properties text:space-before="0.97cm" text:min-label-width="0.33cm"/>
        <style:text-properties style:font-name="Symbol"/>
      </text:list-level-style-bullet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prefix="[" style:num-suffix="]" style:num-format="1">
        <style:list-level-properties text:space-before="1.771cm" text:min-label-width="0.63cm"/>
      </text:list-level-style-number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3">
        <style:list-level-properties text:min-label-width="1cm"/>
      </text:list-level-style-number>
      <text:list-level-style-number text:level="5" style:num-suffix="." style:num-format="1" text:display-levels="5">
        <style:list-level-properties text:space-before="3.81cm" text:min-label-width="1.397cm"/>
      </text:list-level-style-number>
      <text:list-level-style-number text:level="6" style:num-suffix="." style:num-format="1" text:display-levels="6">
        <style:list-level-properties text:space-before="4.445cm" text:min-label-width="1.651cm"/>
      </text:list-level-style-number>
      <text:list-level-style-number text:level="7" style:num-suffix="." style:num-format="1" text:display-levels="7">
        <style:list-level-properties text:space-before="5.08cm" text:min-label-width="1.905cm"/>
      </text:list-level-style-number>
      <text:list-level-style-number text:level="8" style:num-suffix="." style:num-format="1" text:display-levels="8">
        <style:list-level-properties text:space-before="5.715cm" text:min-label-width="2.159cm"/>
      </text:list-level-style-number>
      <text:list-level-style-number text:level="9" style:num-suffix="." style:num-format="1" text:display-levels="9">
        <style:list-level-properties text:space-before="6.35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a" style:num-letter-sync="true">
        <style:list-level-properties text:space-before="1.771cm" text:min-label-width="0.63cm"/>
      </text:list-level-style-number>
      <text:list-level-style-number text:level="2" style:num-suffix="." style:num-format="a" style:num-letter-sync="true">
        <style:list-level-properties text:space-before="2.905cm" text:min-label-width="0.635cm"/>
      </text:list-level-style-number>
      <text:list-level-style-number text:level="3" style:num-suffix="." style:num-format="i">
        <style:list-level-properties text:min-label-width="4.81cm" text:min-label-distance="0.318cm" fo:text-align="end"/>
      </text:list-level-style-number>
      <text:list-level-style-number text:level="4" style:num-suffix="." style:num-format="1">
        <style:list-level-properties text:space-before="5.445cm" text:min-label-width="0.635cm"/>
      </text:list-level-style-number>
      <text:list-level-style-number text:level="5" style:num-suffix="." style:num-format="a" style:num-letter-sync="true">
        <style:list-level-properties text:space-before="6.715cm" text:min-label-width="0.635cm"/>
      </text:list-level-style-number>
      <text:list-level-style-number text:level="6" style:num-suffix="." style:num-format="i">
        <style:list-level-properties text:min-label-width="8.62cm" text:min-label-distance="0.318cm" fo:text-align="end"/>
      </text:list-level-style-number>
      <text:list-level-style-number text:level="7" style:num-suffix="." style:num-format="1">
        <style:list-level-properties text:space-before="9.255cm" text:min-label-width="0.635cm"/>
      </text:list-level-style-number>
      <text:list-level-style-number text:level="8" style:num-suffix="." style:num-format="a" style:num-letter-sync="true">
        <style:list-level-properties text:space-before="10.525cm" text:min-label-width="0.635cm"/>
      </text:list-level-style-number>
      <text:list-level-style-number text:level="9" style:num-suffix="." style:num-format="i">
        <style:list-level-properties text:min-label-width="12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style:num-suffix="." text:bullet-char="">
        <style:list-level-properties text:space-before="1.771cm" text:min-label-width="0.63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text:style-name="WW8Num7z0" style:num-suffix=")" style:num-format="1">
        <style:list-level-properties text:space-before="1.771cm" text:min-label-width="0.63cm"/>
      </text:list-level-style-number>
      <text:list-level-style-number text:level="2" style:num-suffix="." style:num-format="a" style:num-letter-sync="true">
        <style:list-level-properties text:space-before="2.905cm" text:min-label-width="0.635cm"/>
      </text:list-level-style-number>
      <text:list-level-style-number text:level="3" style:num-suffix="." style:num-format="i">
        <style:list-level-properties text:min-label-width="4.81cm" text:min-label-distance="0.318cm" fo:text-align="end"/>
      </text:list-level-style-number>
      <text:list-level-style-number text:level="4" style:num-suffix="." style:num-format="1">
        <style:list-level-properties text:space-before="5.445cm" text:min-label-width="0.635cm"/>
      </text:list-level-style-number>
      <text:list-level-style-number text:level="5" style:num-suffix="." style:num-format="a" style:num-letter-sync="true">
        <style:list-level-properties text:space-before="6.715cm" text:min-label-width="0.635cm"/>
      </text:list-level-style-number>
      <text:list-level-style-number text:level="6" style:num-suffix="." style:num-format="i">
        <style:list-level-properties text:min-label-width="8.62cm" text:min-label-distance="0.318cm" fo:text-align="end"/>
      </text:list-level-style-number>
      <text:list-level-style-number text:level="7" style:num-suffix="." style:num-format="1">
        <style:list-level-properties text:space-before="9.255cm" text:min-label-width="0.635cm"/>
      </text:list-level-style-number>
      <text:list-level-style-number text:level="8" style:num-suffix="." style:num-format="a" style:num-letter-sync="true">
        <style:list-level-properties text:space-before="10.525cm" text:min-label-width="0.635cm"/>
      </text:list-level-style-number>
      <text:list-level-style-number text:level="9" style:num-suffix="." style:num-format="i">
        <style:list-level-properties text:min-label-width="12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style:num-suffix="." text:bullet-char="">
        <style:list-level-properties text:space-before="1.771cm" text:min-label-width="0.63cm"/>
        <style:text-properties style:font-name="Symbol"/>
      </text:list-level-style-bullet>
      <text:list-level-style-bullet text:level="2" text:style-name="WW8Num7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bullet text:level="1" text:style-name="RTF_5f_Num_20_2_20_1" style:num-suffix="." text:bullet-char="•">
        <style:text-properties style:font-name="StarSymbol2"/>
      </text:list-level-style-bullet>
      <text:list-level-style-bullet text:level="2" text:style-name="RTF_5f_Num_20_2_20_2" style:num-suffix="." text:bullet-char="○">
        <style:text-properties style:font-name="StarSymbol1"/>
      </text:list-level-style-bullet>
      <text:list-level-style-bullet text:level="3" text:style-name="RTF_5f_Num_20_2_20_3" style:num-suffix="." text:bullet-char="■">
        <style:text-properties style:font-name="StarSymbol1"/>
      </text:list-level-style-bullet>
      <text:list-level-style-bullet text:level="4" text:style-name="RTF_5f_Num_20_2_20_4" style:num-suffix="." text:bullet-char="●">
        <style:text-properties style:font-name="StarSymbol1"/>
      </text:list-level-style-bullet>
      <text:list-level-style-bullet text:level="5" text:style-name="RTF_5f_Num_20_2_20_5" style:num-suffix="." text:bullet-char="○">
        <style:text-properties style:font-name="StarSymbol1"/>
      </text:list-level-style-bullet>
      <text:list-level-style-bullet text:level="6" text:style-name="RTF_5f_Num_20_2_20_6" style:num-suffix="." text:bullet-char="■">
        <style:text-properties style:font-name="StarSymbol1"/>
      </text:list-level-style-bullet>
      <text:list-level-style-bullet text:level="7" text:style-name="RTF_5f_Num_20_2_20_7" style:num-suffix="." text:bullet-char="●">
        <style:text-properties style:font-name="StarSymbol1"/>
      </text:list-level-style-bullet>
      <text:list-level-style-bullet text:level="8" text:style-name="RTF_5f_Num_20_2_20_8" style:num-suffix="." text:bullet-char="○">
        <style:text-properties style:font-name="StarSymbol1"/>
      </text:list-level-style-bullet>
      <text:list-level-style-bullet text:level="9" text:style-name="RTF_5f_Num_20_2_20_9" style:num-suffix="." text:bullet-char="■">
        <style:text-properties style:font-name="StarSymbol1"/>
      </text:list-level-style-bullet>
      <text:list-level-style-bullet text:level="10" text:style-name="RTF_5f_Num_20_2_20_10" style:num-suffix="." text:bullet-char="●">
        <style:text-properties style:font-name="StarSymbol1"/>
      </text:list-level-style-bullet>
    </text:list-style>
    <text:list-style style:name="RTF_5f_Num_20_3" style:display-name="RTF_Num 3">
      <text:list-level-style-number text:level="1" text:style-name="RTF_5f_Num_20_3_20_1" style:num-suffix="." style:num-format="1"/>
      <text:list-level-style-number text:level="2" text:style-name="RTF_5f_Num_20_3_20_2" style:num-format="1" text:display-levels="2"/>
      <text:list-level-style-number text:level="3" text:style-name="RTF_5f_Num_20_3_20_3" style:num-format="1" text:display-levels="3"/>
      <text:list-level-style-number text:level="4" text:style-name="RTF_5f_Num_20_3_20_4" style:num-format="1" text:display-levels="4"/>
      <text:list-level-style-number text:level="5" text:style-name="RTF_5f_Num_20_3_20_5" style:num-format="1" text:display-levels="5"/>
      <text:list-level-style-number text:level="6" text:style-name="RTF_5f_Num_20_3_20_6" style:num-format="1" text:display-levels="6"/>
      <text:list-level-style-number text:level="7" text:style-name="RTF_5f_Num_20_3_20_7" style:num-format="1" text:display-levels="7"/>
      <text:list-level-style-number text:level="8" text:style-name="RTF_5f_Num_20_3_20_8" style:num-format="1" text:display-levels="8"/>
      <text:list-level-style-number text:level="9" text:style-name="RTF_5f_Num_20_3_20_9" style:num-format="1" text:display-levels="9"/>
      <text:list-level-style-number text:level="10" text:style-name="RTF_5f_Num_20_3_20_10" style:num-format=""/>
    </text:list-style>
    <text:list-style style:name="RTF_5f_Num_20_4" style:display-name="RTF_Num 4">
      <text:list-level-style-bullet text:level="1" text:style-name="RTF_5f_Num_20_4_20_1" style:num-suffix="." text:bullet-char="•">
        <style:text-properties style:font-name="StarSymbol2"/>
      </text:list-level-style-bullet>
      <text:list-level-style-bullet text:level="2" text:style-name="RTF_5f_Num_20_4_20_2" style:num-suffix="." text:bullet-char="○">
        <style:text-properties style:font-name="StarSymbol1"/>
      </text:list-level-style-bullet>
      <text:list-level-style-bullet text:level="3" text:style-name="RTF_5f_Num_20_4_20_3" style:num-suffix="." text:bullet-char="■">
        <style:text-properties style:font-name="StarSymbol1"/>
      </text:list-level-style-bullet>
      <text:list-level-style-bullet text:level="4" text:style-name="RTF_5f_Num_20_4_20_4" style:num-suffix="." text:bullet-char="●">
        <style:text-properties style:font-name="StarSymbol1"/>
      </text:list-level-style-bullet>
      <text:list-level-style-bullet text:level="5" text:style-name="RTF_5f_Num_20_4_20_5" style:num-suffix="." text:bullet-char="○">
        <style:text-properties style:font-name="StarSymbol1"/>
      </text:list-level-style-bullet>
      <text:list-level-style-bullet text:level="6" text:style-name="RTF_5f_Num_20_4_20_6" style:num-suffix="." text:bullet-char="■">
        <style:text-properties style:font-name="StarSymbol1"/>
      </text:list-level-style-bullet>
      <text:list-level-style-bullet text:level="7" text:style-name="RTF_5f_Num_20_4_20_7" style:num-suffix="." text:bullet-char="●">
        <style:text-properties style:font-name="StarSymbol1"/>
      </text:list-level-style-bullet>
      <text:list-level-style-bullet text:level="8" text:style-name="RTF_5f_Num_20_4_20_8" style:num-suffix="." text:bullet-char="○">
        <style:text-properties style:font-name="StarSymbol1"/>
      </text:list-level-style-bullet>
      <text:list-level-style-bullet text:level="9" text:style-name="RTF_5f_Num_20_4_20_9" style:num-suffix="." text:bullet-char="■">
        <style:text-properties style:font-name="StarSymbol1"/>
      </text:list-level-style-bullet>
      <text:list-level-style-bullet text:level="10" text:style-name="RTF_5f_Num_20_4_20_10" style:num-suffix="." text:bullet-char="●"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Таблица2" style:family="table">
      <style:table-properties fo:margin-left="0.039cm" fo:margin-right="0.023cm" table:align="margins" style:writing-mode="lr-tb"/>
    </style:style>
    <style:style style:name="Таблица2.A" style:family="table-column">
      <style:table-column-properties style:rel-column-width="20292*"/>
    </style:style>
    <style:style style:name="Таблица2.B" style:family="table-column">
      <style:table-column-properties style:rel-column-width="11515*"/>
    </style:style>
    <style:style style:name="Таблица2.C" style:family="table-column">
      <style:table-column-properties style:rel-column-width="9601*"/>
    </style:style>
    <style:style style:name="Таблица2.D" style:family="table-column">
      <style:table-column-properties style:rel-column-width="24127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2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Header">
      <style:paragraph-properties fo:margin-left="0cm" fo:margin-right="0cm" fo:text-align="end" style:justify-single-word="false" fo:text-indent="0cm" style:auto-text-indent="false"/>
      <style:text-properties fo:language="en" fo:country="US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Footer">
      <style:paragraph-properties fo:text-align="end" style:justify-single-word="false" style:snap-to-layout-grid="false"/>
    </style:style>
    <style:style style:name="T1" style:family="text">
      <style:text-properties style:font-style-complex="italic"/>
    </style:style>
    <style:style style:name="T2" style:family="text">
      <style:text-properties fo:language="ru" fo:country="RU" style:font-style-complex="italic"/>
    </style:style>
    <style:style style:name="T3" style:family="text">
      <style:text-properties fo:font-size="9pt" fo:language="ru" fo:country="RU" style:font-size-asian="9pt" style:font-style-complex="italic"/>
    </style:style>
    <style:style style:name="T4" style:family="text">
      <style:text-properties fo:font-size="9pt" style:font-size-asian="9pt" style:font-style-complex="italic"/>
    </style:style>
    <style:style style:name="T5" style:family="text"/>
    <style:page-layout style:name="pm1">
      <style:page-layout-properties fo:page-width="21.001cm" fo:page-height="29.7cm" style:num-format="1" style:print-orientation="portrait" fo:margin-top="1cm" fo:margin-bottom="1cm" fo:margin-left="1.499cm" fo:margin-right="1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401cm" fo:margin-left="0cm" fo:margin-right="0cm" fo:margin-bottom="0.4cm" style:dynamic-spacing="true"/>
      </style:header-style>
      <style:footer-style/>
    </style:page-layout>
    <style:page-layout style:name="pm2">
      <style:page-layout-properties fo:page-width="21.001cm" fo:page-height="29.7cm" style:num-format="1" style:print-orientation="portrait" fo:margin-top="1cm" fo:margin-bottom="1cm" fo:margin-left="1.499cm" fo:margin-right="1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.75cm" fo:margin-left="0cm" fo:margin-right="0cm" fo:margin-top="1.651cm" style:dynamic-spacing="true"/>
      </style:footer-style>
    </style:page-layout>
  </office:automatic-styles>
  <office:master-styles>
    <style:master-page style:name="Standard" style:page-layout-name="pm1">
      <style:header>
        <text:p text:style-name="P1"/>
      </style:header>
    </style:master-page>
    <style:master-page style:name="Преобразование_20_1" style:display-name="Преобразование 1" style:page-layout-name="pm2">
      <style:header>
        <text:p text:style-name="P2"/>
        <text:p text:style-name="P3"/>
      </style:header>
      <style:footer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column table:style-name="Таблица2.D"/>
          <table:table-row table:style-name="Таблица2.1">
            <table:table-cell table:style-name="Таблица2.A1" table:number-columns-spanned="2" office:value-type="string">
              <text:p text:style-name="P4"><text:span text:style-name="T1"><text:title>Система хранения истории пропущенных звонков</text:title></text:span><text:span text:style-name="T2"> <text:s text:c="2"/></text:span><text:span text:style-name="T2"><text:subject>MCA</text:subject></text:span></text:p>
            </table:table-cell>
            <table:covered-table-cell/>
            <table:table-cell table:style-name="Таблица2.C1" table:number-columns-spanned="2" office:value-type="string">
              <text:p text:style-name="P4"><text:span text:style-name="T3">Файл: </text:span><text:span text:style-name="T3"><text:file-name text:display="name">MCA HDB</text:file-name></text:span><text:span text:style-name="T3"> <text:s text:c="2"/>Версия: </text:span><text:span text:style-name="T4"><text:user-field-get text:name="Version">1.0</text:user-field-get></text:span><text:span text:style-name="T3"> <text:s text:c="2"/>Дата: </text:span><text:span text:style-name="T4"><text:user-field-get text:name="Date">09.07.2008</text:user-field-get></text:span></text:p>
            </table:table-cell>
            <table:covered-table-cell/>
          </table:table-row>
          <table:table-row table:style-name="Таблица2.1">
            <table:table-cell table:style-name="Таблица2.A2" office:value-type="string">
              <text:p text:style-name="P4">©<text:user-field-get text:name="Company">EyeLine</text:user-field-get>, 2008</text:p>
            </table:table-cell>
            <table:table-cell table:style-name="Таблица2.A2" table:number-columns-spanned="2" office:value-type="string">
              <text:p text:style-name="P4"><text:user-field-get text:name="Access">Конфиденциально</text:user-field-get></text:p>
            </table:table-cell>
            <table:covered-table-cell/>
            <table:table-cell table:style-name="Таблица2.D2" office:value-type="string">
              <text:p text:style-name="P4"><text:span text:style-name="Page_20_Number"><text:page-number text:select-page="current"/></text:span><text:span text:style-name="Page_20_Number"> (</text:span><text:span text:style-name="Page_20_Number"><text:page-count style:num-format="1">6</text:page-count></text:span><text:span text:style-name="Page_20_Number">)</text:span></text:p>
            </table:table-cell>
          </table:table-row>
        </table:table>
        <text:p text:style-name="Footer"><text:span text:style-name="Page_20_Number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dc:title>Система хранения истории пропущенных звонков</dc:title>
    <dc:subject>MCA</dc:subject>
    <meta:creation-date>2008-07-09T12:55:38</meta:creation-date>
    <dc:date>2008-08-18T15:12:29</dc:date>
    <dc:language>ru-RU</dc:language>
    <meta:editing-cycles>11</meta:editing-cycles>
    <meta:editing-duration>P2DT3H50M6S</meta:editing-duration>
    <meta:template xlink:type="simple" xlink:actuate="onRequest" xlink:href="../../../../../Library/Preferences/NeoOffice-2.2/user/template/TP.EyeLine.Rus.ott" xlink:title="Техническое предложение" meta:date="2008-07-09T12:55:27"/>
    <meta:user-defined meta:name="Info 1"/>
    <meta:user-defined meta:name="Info 2"/>
    <meta:user-defined meta:name="Info 3"/>
    <meta:user-defined meta:name="Info 4"/>
    <meta:user-defined meta:name="Date" meta:value-type="date">2007-08-15</meta:user-defined>
    <meta:user-defined meta:name="Name" meta:value-type="string">DetDoc.Eyeline.Rus.dot</meta:user-defined>
    <meta:user-defined meta:name="Access" meta:value-type="string">Конфиденциально</meta:user-defined>
    <meta:user-defined meta:name="Version" meta:value-type="string">1.0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2" meta:image-count="0" meta:object-count="0" meta:page-count="6" meta:paragraph-count="135" meta:word-count="1385" meta:character-count="10031"/>
  </office:meta>
</office:document-meta>
</file>